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384000003849E0E385E.png"/>
  <manifest:file-entry manifest:media-type="image/png" manifest:full-path="Pictures/1000020000000264000002646CB40D4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66" draw:fill-image-width="0cm" draw:fill-image-height="0cm" draw:textarea-horizontal-align="center" draw:textarea-vertical-align="middle"/>
    </style:style>
    <style:style style:name="gr2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center" draw:textarea-vertical-align="middl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8cm" svg:height="21cm" svg:x="0cm" svg:y="0cm">
          <text:p/>
        </draw:rect>
        <draw:frame draw:style-name="gr2" draw:text-style-name="P1" draw:layer="layout" svg:width="22.5cm" svg:height="21cm" svg:x="-0.5cm" svg:y="1.5cm">
          <draw:image xlink:href="Pictures/1000020000000264000002646CB40D48.png" xlink:type="simple" xlink:show="embed" xlink:actuate="onLoad">
            <text:p/>
          </draw:image>
        </draw:frame>
        <draw:g>
          <draw:circle draw:style-name="gr3" draw:text-style-name="P1" draw:layer="layout" svg:width="1.62cm" svg:height="1.619cm" svg:x="24.5cm" svg:y="7.429cm">
            <text:p/>
          </draw:circle>
          <draw:custom-shape draw:style-name="gr4" draw:text-style-name="P1" draw:layer="layout" svg:width="1.619cm" svg:height="0.81cm" svg:x="24.904cm" svg:y="7.833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rect draw:style-name="gr3" draw:text-style-name="P1" draw:layer="layout" svg:width="0.809cm" svg:height="11.739cm" svg:x="24.096cm" svg:y="7.024cm">
            <text:p/>
          </draw:rect>
          <draw:frame draw:style-name="gr2" draw:text-style-name="P1" draw:layer="layout" svg:width="17cm" svg:height="17cm" svg:x="16cm" svg:y="5cm">
            <draw:image xlink:href="Pictures/1000020000000384000003849E0E385E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18M22S</meta:editing-duration>
    <meta:editing-cycles>3</meta:editing-cycles>
    <meta:generator>OpenOffice/4.1.6$Win32 OpenOffice.org_project/416m1$Build-9790</meta:generator>
    <dc:date>2022-04-30T21:42:21.20</dc:date>
    <meta:document-statistic meta:object-count="30"/>
  </office:meta>
</office:document-meta>
</file>